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575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350 kWh</text:p>
          </table:table-cell>
          <table:table-cell office:value-type="float" office:value="2656.56" calcext:value-type="float">
            <text:p>2656.56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440.55" calcext:value-type="float">
            <text:p>440.55</text:p>
          </table:table-cell>
          <table:table-cell office:value-type="float" office:value="29.08" calcext:value-type="float">
            <text:p>29.08</text:p>
          </table:table-cell>
          <table:table-cell office:value-type="string" calcext:value-type="string">
            <text:p>T-1</text:p>
          </table:table-cell>
          <table:table-cell office:value-type="float" office:value="3377.54" calcext:value-type="float">
            <text:p>337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510 kWh</text:p>
          </table:table-cell>
          <table:table-cell office:value-type="float" office:value="3840.38" calcext:value-type="float">
            <text:p>3840.38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619.6" calcext:value-type="float">
            <text:p>619.6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-1</text:p>
          </table:table-cell>
          <table:table-cell office:value-type="float" office:value="4750.26" calcext:value-type="float">
            <text:p>475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411 kWh</text:p>
          </table:table-cell>
          <table:table-cell office:value-type="float" office:value="3081.69" calcext:value-type="float">
            <text:p>3081.69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504.5" calcext:value-type="float">
            <text:p>504.5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T-1</text:p>
          </table:table-cell>
          <table:table-cell office:value-type="float" office:value="3867.84" calcext:value-type="float">
            <text:p>3867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415 kWh</text:p>
          </table:table-cell>
          <table:table-cell office:value-type="float" office:value="3099.01" calcext:value-type="float">
            <text:p>3099.01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506.97" calcext:value-type="float">
            <text:p>506.97</text:p>
          </table:table-cell>
          <table:table-cell office:value-type="float" office:value="33.46" calcext:value-type="float">
            <text:p>33.46</text:p>
          </table:table-cell>
          <table:table-cell office:value-type="string" calcext:value-type="string">
            <text:p>T-1</text:p>
          </table:table-cell>
          <table:table-cell office:value-type="float" office:value="3886.79" calcext:value-type="float">
            <text:p>3886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404 kWh</text:p>
          </table:table-cell>
          <table:table-cell office:value-type="float" office:value="3004.52" calcext:value-type="float">
            <text:p>3004.52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492.5" calcext:value-type="float">
            <text:p>492.5</text:p>
          </table:table-cell>
          <table:table-cell office:value-type="float" office:value="32.51" calcext:value-type="float">
            <text:p>32.51</text:p>
          </table:table-cell>
          <table:table-cell office:value-type="string" calcext:value-type="string">
            <text:p>T-1</text:p>
          </table:table-cell>
          <table:table-cell office:value-type="float" office:value="3775.86" calcext:value-type="float">
            <text:p>3775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455 kWh</text:p>
          </table:table-cell>
          <table:table-cell office:value-type="float" office:value="3370.36" calcext:value-type="float">
            <text:p>3370.36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547.78" calcext:value-type="float">
            <text:p>547.78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T-1</text:p>
          </table:table-cell>
          <table:table-cell office:value-type="float" office:value="4199.65" calcext:value-type="float">
            <text:p>4199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07 kWh</text:p>
          </table:table-cell>
          <table:table-cell office:value-type="float" office:value="3002.19" calcext:value-type="float">
            <text:p>3002.19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491.85" calcext:value-type="float">
            <text:p>491.85</text:p>
          </table:table-cell>
          <table:table-cell office:value-type="float" office:value="32.47" calcext:value-type="float">
            <text:p>32.47</text:p>
          </table:table-cell>
          <table:table-cell office:value-type="string" calcext:value-type="string">
            <text:p>T-1</text:p>
          </table:table-cell>
          <table:table-cell office:value-type="float" office:value="3770.84" calcext:value-type="float">
            <text:p>3770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442 kWh</text:p>
          </table:table-cell>
          <table:table-cell office:value-type="float" office:value="3203.88" calcext:value-type="float">
            <text:p>3203.88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522.25" calcext:value-type="float">
            <text:p>522.25</text:p>
          </table:table-cell>
          <table:table-cell office:value-type="float" office:value="34.47" calcext:value-type="float">
            <text:p>34.47</text:p>
          </table:table-cell>
          <table:table-cell office:value-type="string" calcext:value-type="string">
            <text:p>T-1</text:p>
          </table:table-cell>
          <table:table-cell office:value-type="float" office:value="4003.92" calcext:value-type="float">
            <text:p>4003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455 kWh</text:p>
          </table:table-cell>
          <table:table-cell office:value-type="float" office:value="3256.7" calcext:value-type="float">
            <text:p>3256.7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530.39" calcext:value-type="float">
            <text:p>530.39</text:p>
          </table:table-cell>
          <table:table-cell office:value-type="float" office:value="35.01" calcext:value-type="float">
            <text:p>35.01</text:p>
          </table:table-cell>
          <table:table-cell office:value-type="string" calcext:value-type="string">
            <text:p>T-1</text:p>
          </table:table-cell>
          <table:table-cell office:value-type="float" office:value="4066.3" calcext:value-type="float">
            <text:p>406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397 kWh</text:p>
          </table:table-cell>
          <table:table-cell office:value-type="float" office:value="2829.97" calcext:value-type="float">
            <text:p>2829.97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465.58" calcext:value-type="float">
            <text:p>465.58</text:p>
          </table:table-cell>
          <table:table-cell office:value-type="float" office:value="30.73" calcext:value-type="float">
            <text:p>30.73</text:p>
          </table:table-cell>
          <table:table-cell office:value-type="string" calcext:value-type="string">
            <text:p>T-1</text:p>
          </table:table-cell>
          <table:table-cell office:value-type="float" office:value="3569.47" calcext:value-type="float">
            <text:p>3569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414 kWh</text:p>
          </table:table-cell>
          <table:table-cell office:value-type="float" office:value="2939.59" calcext:value-type="float">
            <text:p>2939.59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482.04" calcext:value-type="float">
            <text:p>482.04</text:p>
          </table:table-cell>
          <table:table-cell office:value-type="float" office:value="31.82" calcext:value-type="float">
            <text:p>31.82</text:p>
          </table:table-cell>
          <table:table-cell office:value-type="string" calcext:value-type="string">
            <text:p>T-1</text:p>
          </table:table-cell>
          <table:table-cell office:value-type="float" office:value="3695.67" calcext:value-type="float">
            <text:p>3695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21:39.800000000</meta:creation-date>
    <dc:date>2018-03-26T17:24:37.393000000</dc:date>
    <meta:editing-duration>PT2M58S</meta:editing-duration>
    <meta:editing-cycles>1</meta:editing-cycles>
    <meta:document-statistic meta:table-count="1" meta:cell-count="132" meta:object-count="0"/>
    <meta:generator>LibreOffice/5.3.4.2$Windows_x86 LibreOffice_project/f82d347ccc0be322489bf7da61d7e4ad13fe2ff3</meta:generator>
  </office:meta>
</office:document-meta>
</file>